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ff41" officeooo:paragraph-rsid="0009ff4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a27e5" officeooo:paragraph-rsid="000a27e5" style:font-weight-asian="bold" style:font-weight-complex="bold"/>
    </style:style>
    <style:style style:name="P3" style:family="paragraph" style:parent-style-name="Standard">
      <style:text-properties fo:font-weight="bold" officeooo:rsid="000a27e5" officeooo:paragraph-rsid="000a27e5" style:font-weight-asian="bold" style:font-weight-complex="bold"/>
    </style:style>
    <style:style style:name="P4" style:family="paragraph" style:parent-style-name="Standard">
      <style:text-properties fo:font-weight="bold" officeooo:rsid="000babc1" officeooo:paragraph-rsid="000babc1" style:font-weight-asian="bold" style:font-weight-complex="bold"/>
    </style:style>
    <style:style style:name="P5" style:family="paragraph" style:parent-style-name="Standard">
      <style:text-properties fo:font-weight="bold" officeooo:rsid="000d6043" officeooo:paragraph-rsid="000d6043" style:font-weight-asian="bold" style:font-weight-complex="bold"/>
    </style:style>
    <style:style style:name="P6" style:family="paragraph" style:parent-style-name="Standard" style:list-style-name="L5">
      <style:text-properties fo:font-weight="bold" officeooo:rsid="000d6043" officeooo:paragraph-rsid="000d6043" style:font-weight-asian="bold" style:font-weight-complex="bold"/>
    </style:style>
    <style:style style:name="P7" style:family="paragraph" style:parent-style-name="Standard">
      <style:text-properties fo:font-weight="bold" officeooo:rsid="000d770f" officeooo:paragraph-rsid="000d770f" style:font-weight-asian="bold" style:font-weight-complex="bold"/>
    </style:style>
    <style:style style:name="P8" style:family="paragraph" style:parent-style-name="Standard" style:list-style-name="L6">
      <style:text-properties fo:font-weight="bold" officeooo:rsid="000d770f" officeooo:paragraph-rsid="000d770f" style:font-weight-asian="bold" style:font-weight-complex="bold"/>
    </style:style>
    <style:style style:name="P9" style:family="paragraph" style:parent-style-name="Standard" style:list-style-name="L7">
      <style:text-properties fo:font-weight="bold" officeooo:rsid="000d770f" officeooo:paragraph-rsid="000d770f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09ff41" officeooo:paragraph-rsid="0009ff41" style:font-weight-asian="normal" style:font-weight-complex="normal"/>
    </style:style>
    <style:style style:name="P11" style:family="paragraph" style:parent-style-name="Standard">
      <style:text-properties fo:font-weight="normal" officeooo:rsid="0009ff41" officeooo:paragraph-rsid="0009ff41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a27e5" officeooo:paragraph-rsid="000a27e5" style:font-weight-asian="normal" style:font-weight-complex="normal"/>
    </style:style>
    <style:style style:name="P13" style:family="paragraph" style:parent-style-name="Standard">
      <style:text-properties fo:font-weight="normal" officeooo:rsid="000babc1" officeooo:paragraph-rsid="000babc1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0babc1" officeooo:paragraph-rsid="000babc1" style:font-weight-asian="normal" style:font-weight-complex="normal"/>
    </style:style>
    <style:style style:name="P15" style:family="paragraph" style:parent-style-name="Standard">
      <style:text-properties fo:font-weight="normal" officeooo:rsid="000d6043" officeooo:paragraph-rsid="000d6043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d6043" officeooo:paragraph-rsid="000d6043" style:font-weight-asian="normal" style:font-weight-complex="normal"/>
    </style:style>
    <style:style style:name="P17" style:family="paragraph" style:parent-style-name="Standard">
      <style:text-properties fo:font-weight="normal" officeooo:rsid="000d770f" officeooo:paragraph-rsid="000d604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d77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ories of Religion</text:p>
      <text:p text:style-name="P1">Theism</text:p>
      <text:list xml:id="list4026172219623322976" text:style-name="L1">
        <text:list-item>
          <text:p text:style-name="P10">Theos (Greek for God)</text:p>
        </text:list-item>
        <text:list-item>
          <text:p text:style-name="P10">Belief in one (or more) supreme God – personal and distinct from the world</text:p>
        </text:list-item>
        <text:list-item>
          <text:p text:style-name="P10">God actively interested in and operative in the world</text:p>
        </text:list-item>
        <text:list-item>
          <text:p text:style-name="P10">Personal revelation through Sacred Scripture and witness</text:p>
        </text:list-item>
      </text:list>
      <text:p text:style-name="P11"/>
      <text:p text:style-name="P3">Deism</text:p>
      <text:list xml:id="list669203698555907609" text:style-name="L2">
        <text:list-item>
          <text:p text:style-name="P12">Deus (Latin for God)</text:p>
        </text:list-item>
        <text:list-item>
          <text:p text:style-name="P12">Belief in one supreme God – personal and distinct from the world</text:p>
        </text:list-item>
        <text:list-item>
          <text:p text:style-name="P12">God endowned creation with self – sustaining powers and then left it to these powers</text:p>
        </text:list-item>
        <text:list-item>
          <text:p text:style-name="P12">Based on reason and self-evident truth</text:p>
        </text:list-item>
        <text:list-item>
          <text:p text:style-name="P12">Seperation of Church and State</text:p>
        </text:list-item>
        <text:list-item>
          <text:p text:style-name="P12">Exemplified in Unitarianism</text:p>
        </text:list-item>
      </text:list>
      <text:p text:style-name="P4"/>
      <text:p text:style-name="P4">Polytheism</text:p>
      <text:list xml:id="list8977206009961203527" text:style-name="L3">
        <text:list-item>
          <text:p text:style-name="P14">Poly theoi (Greek – many gods)</text:p>
        </text:list-item>
        <text:list-item>
          <text:p text:style-name="P14">Belief in or worship of multiple deities</text:p>
        </text:list-item>
        <text:list-item>
          <text:p text:style-name="P14">Gods are distinguished by particular functions</text:p>
        </text:list-item>
        <text:list-item>
          <text:p text:style-name="P14">Ancient Greece, Rome, and Egypt</text:p>
        </text:list-item>
        <text:list-item>
          <text:p text:style-name="P14">Present in Hinduism, Mahayan Buddhism, Confucianism, Taoism, Shintoism, and contemporary tribal religions in Africa and the Americas</text:p>
        </text:list-item>
      </text:list>
      <text:p text:style-name="P13"/>
      <text:p text:style-name="P5">Monotheism</text:p>
      <text:list xml:id="list4578454505334730327" text:style-name="L4">
        <text:list-item>
          <text:p text:style-name="P16">One supreme, perfect, and all powerful creator</text:p>
        </text:list-item>
        <text:list-item>
          <text:p text:style-name="P16">According to the 3 Abrahamic religions, this creator is being characterized by a mind, a will, and an ability to communicate</text:p>
        </text:list-item>
        <text:list-item>
          <text:p text:style-name="P16">Uses love and compassion in dealing with human beings</text:p>
        </text:list-item>
      </text:list>
      <text:p text:style-name="P15"/>
      <text:p text:style-name="P5">Pan<text:span text:style-name="T2">en</text:span>theism</text:p>
      <text:list xml:id="list9118168859022372639" text:style-name="L5">
        <text:list-item>
          <text:p text:style-name="P6"><text:span text:style-name="T1">Belief in a supreme being – universe pervaded by God</text:span></text:p>
        </text:list-item>
        <text:list-item>
          <text:p text:style-name="P6"><text:span text:style-name="T1">God is totality of all being; everything that existed was part of God</text:span></text:p>
        </text:list-item>
        <text:list-item>
          <text:p text:style-name="P6"><text:span text:style-name="T1">All powerful; all knowing; self-causing</text:span></text:p>
        </text:list-item>
        <text:list-item>
          <text:p text:style-name="P6"><text:span text:style-name="T1">God created time and set in motion a series of events but is not part of this chain</text:span></text:p>
        </text:list-item>
        <text:list-item>
          <text:p text:style-name="P6"><text:span text:style-name="T1">No casual interaction; “Spinoza's God” “Whatever is, is in God, and nothing can be or be conceived without God.”</text:span></text:p>
        </text:list-item>
      </text:list>
      <text:p text:style-name="P17"/>
      <text:p text:style-name="P7">Agnosticism</text:p>
      <text:list xml:id="list6332846912400129454" text:style-name="L6">
        <text:list-item>
          <text:p text:style-name="P8"><text:span text:style-name="T1">From Greek prefix “a” which means without and “Gnosis” which means “Knowledge”</text:span></text:p>
        </text:list-item>
        <text:list-item>
          <text:p text:style-name="P8"><text:span text:style-name="T1">Truth of certain claims re theology, the afterlife, god(s) – or even ultimate reality is unknown</text:span></text:p>
        </text:list-item>
        <text:list-item>
          <text:p text:style-name="P8"><text:span text:style-name="T1">Not possible to have certain knowledge of existence or non-existence of god(s)</text:span></text:p>
        </text:list-item>
        <text:list-item>
          <text:p text:style-name="P8"><text:span text:style-name="T1">Involves skepticism</text:span></text:p>
        </text:list-item>
      </text:list>
      <text:p text:style-name="P7"><text:span text:style-name="T1"/></text:p>
      <text:p text:style-name="P7">Atheism</text:p>
      <text:list xml:id="list6688310292370157072" text:style-name="L7">
        <text:list-item>
          <text:p text:style-name="P9"><text:span text:style-name="T1">A philosophical view that affirms the nonexistence of god(s) or rejects theism</text:span></text:p>
        </text:list-item>
        <text:list-item>
          <text:p text:style-name="P9"><text:span text:style-name="T1">Many atheists tend towards a secular philosophy (humanism)</text:span></text:p>
        </text:list-item>
        <text:list-item>
          <text:p text:style-name="P9"><text:soft-page-break/><text:span text:style-name="T1">No one ideology towards which all must adher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2:57:14.945855233</meta:creation-date>
    <dc:date>2013-11-13T12:52:38.350770245</dc:date>
    <meta:editing-duration>PT1H39M57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2" meta:paragraph-count="38" meta:word-count="326" meta:character-count="1886" meta:non-whitespace-character-count="1622"/>
  </office:meta>
</office:document-meta>
</file>